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Слава</meta:initial-creator>
    <dc:creator>Валентина Котельникова</dc:creator>
    <meta:creation-date>2021-07-09T17:04:06Z</meta:creation-date>
    <dc:date>2025-10-06T07:06:10Z</dc:date>
  </office:meta>
</office:document-meta>
</file>